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in" fo:margin-right="0in" fo:text-indent="0in" style:auto-text-indent="false"/>
      <style:text-properties fo:font-weight="bold" style:font-weight-asian="bold" style:font-weight-complex="bold"/>
    </style:style>
    <style:style style:name="P4" style:family="paragraph" style:parent-style-name="Standard">
      <style:paragraph-properties fo:margin-left="0in" fo:margin-right="0in" fo:text-indent="0in" style:auto-text-indent="false"/>
      <style:text-properties fo:font-weight="normal" style:font-weight-asian="normal" style:font-weight-complex="normal"/>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3">
      <style:text-properties fo:font-weight="bold" style:font-weight-asian="bold" style:font-weight-complex="bold"/>
    </style:style>
    <style:style style:name="P9" style:family="paragraph" style:parent-style-name="Standard" style:list-style-name="L10">
      <style:text-properties fo:font-weight="bold" style:font-weight-asian="bold" style:font-weight-complex="bold"/>
    </style:style>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text-properties fo:font-weight="normal" style:font-weight-asian="normal" style:font-weight-complex="normal"/>
    </style:style>
    <style:style style:name="P19" style:family="paragraph" style:parent-style-name="Heading_20_5">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PC eksempelklient versjon 1.1 <text:date style:data-style-name="N36" text:date-value="2009-10-27T12:35:01">27.10.2009</text:date></text:h>
      <text:p text:style-name="Standard"/>
      <text:p text:style-name="Standard">Programmert av Audun Nystad Bugge, audunnys@stud.ntnu.no.</text:p>
      <text:p text:style-name="Standard">Ta kontakt ved spørsmål eller problemer.</text:p>
      <text:p text:style-name="Standard"/>
      <text:h text:style-name="Heading_20_3" text:outline-level="3">Filer i pakken:</text:h>
      <text:list xml:id="list689958476" text:style-name="L1">
        <text:list-item>
          <text:p text:style-name="P5">readme.pdf - denne fila, dokumentasjon</text:p>
        </text:list-item>
        <text:list-item>
          <text:p text:style-name="P5">readme.txt – samme som readme.pdf, men i rent tekstformat</text:p>
        </text:list-item>
        <text:list-item>
          <text:p text:style-name="P5">changes.txt - changelog, brukes som oppdateringsguide for systemer som allerede har implementert en tidligere versjon av denne klienten.</text:p>
        </text:list-item>
        <text:list-item>
          <text:p text:style-name="P5">bpc_core.php - inneholder funksjonen bpcDoRequest() som tar seg av den mest grunnleggende tilkoblingen til BPC. Du kan enten bruke denne som den er, eller implementere den som du vil i egen kode.</text:p>
        </text:list-item>
        <text:list-item>
          <text:p text:style-name="P5">config.php - innstillinger brukt av bpc_core.php.</text:p>
        </text:list-item>
        <text:list-item>
          <text:p text:style-name="P5">sample.php - er et eksempel på hvordan en klient for BPC som bruker bpc_core.php kan lages.</text:p>
        </text:list-item>
      </text:list>
      <text:p text:style-name="Standard"/>
      <text:p text:style-name="Standard">Denne dokumentasjonen med eksempler antar at dere bruker en web-server med PHP versjon 5 eller nyere med støtte for cURL installert.</text:p>
      <text:p text:style-name="Standard"/>
      <text:h text:style-name="Heading_20_3" text:outline-level="3">Konfigurasjon</text:h>
      <text:p text:style-name="Standard">I config.php ligger noen få innstillinger. Her vil dere endre id og key for deres linjeforening, og sannsynligvis ikke noe annet</text:p>
      <text:p text:style-name="Standard"/>
      <text:h text:style-name="Heading_20_3" text:outline-level="3">Argumenter og funksjoner</text:h>
      <text:p text:style-name="Standard">Alle argumenter BPC trenger for å utføre forespørselen må inkluderes i et array, her brukes $postdata. Parametere som alltid må være med er som følger:</text:p>
      <text:list xml:id="list158106475" text:style-name="L2">
        <text:list-item>
          <text:p text:style-name="P6"><text:span text:style-name="T1">forening </text:span>- linjeforeningens id i systemet.</text:p>
        </text:list-item>
        <text:list-item>
          <text:p text:style-name="P6"><text:span text:style-name="T1">key </text:span>- linjeforeningens unike kode.</text:p>
        </text:list-item>
        <text:list-item>
          <text:p text:style-name="P6"><text:span text:style-name="T1">method</text:span> - hvilket format dataen som returneres skal ha. Foreløpig er kun 'serialized_array' støttet, det vil si et php-array som er serialized og kan brukes direkte i php-koden etter å ha kjørt unserialize(). Meld fra på audunnys@stud.ntnu.no hvis andre formater ønskes, så ordner jeg det.</text:p>
        </text:list-item>
        <text:list-item>
          <text:p text:style-name="P6"><text:span text:style-name="T1">version</text:span> - hvilken versjon av bpc-klient som brukes. Dette settes i bpc_core av oss. Hvis dere lager deres egne funksjoner setter dere version til det samme som den klientversjonen dere er oppdatert i forhold til, dette for å sikre at riktig data kreves i input og returneres tilbake.</text:p>
        </text:list-item>
        <text:list-item>
          <text:p text:style-name="P6"><text:span text:style-name="T1">request</text:span> - hva serveren skal utføre, se neste avsnitt</text:p>
        </text:list-item>
      </text:list>
      <text:p text:style-name="Standard"/>
      <text:p text:style-name="Standard">De tre første av disse, forening, key og method, blir satt automatisk fra verdiene i config.php. Hvis det er ønskelig kan method i tillegg settes direkte for hver enkelt forespørsel via postdata hvis engang flere verdier blir tilgjengelige.</text:p>
      <text:p text:style-name="Standard"/>
      <text:p text:style-name="Standard">Nå følger en oversikt over støttede verdier av 'request', hvilke tilleggsargumenter som kreves og hvilke som er frivillige samt hvilke data som blir returnert:</text:p>
      <text:p text:style-name="Standard">Det kan også være til hjelp å bruke dette eksempelskriptet for å se hvilke verdier de forskjellige funksjonene returnerer, da alle mottatte data skrives ut med var_dump().</text:p>
      <text:p text:style-name="Standard"><text:soft-page-break/></text:p>
      <text:h text:style-name="Heading_20_5" text:outline-level="5">get_events - henter alle eller et enkelt arrangement</text:h>
      <text:h text:style-name="P19" text:outline-level="5">Frivillige argumenter:</text:h>
      <text:list xml:id="list896105431" text:style-name="L3">
        <text:list-item>
          <text:p text:style-name="P7"><text:span text:style-name="T1">event</text:span> – arrangement-id</text:p>
        </text:list-item>
        <text:list-item>
          <text:p text:style-name="P7"><text:span text:style-name="T1">username</text:span> – NTNU-brukernavn</text:p>
        </text:list-item>
        <text:list-item>
          <text:p text:style-name="P7"><text:span text:style-name="T1">fromdate </text:span>- Hent kun hendelser etter dette tidspunktet. Format: YYYY-MM-DD HH:MM:SS. Hvis dette ikke er angitt hentes alle arrangementer i framtiden, evt alle før todate</text:p>
        </text:list-item>
        <text:list-item>
          <text:p text:style-name="P7"><text:span text:style-name="T1">todate </text:span>- Hent kun hendelser før dette tidspunktet. Format: YYYY-MM-DD HH:MM:SS. Hvis dette ikke er angitt hentes alle arrangementer i framtiden, evt alle etter fromdate</text:p>
        </text:list-item>
        <text:list-item>
          <text:p text:style-name="P8">event_type – <text:span text:style-name="T2">Kan være enten 'advertised', 'not_advertised' eller 'all'. 'advertised' gir kun hendelser hvor linjeforeningen har inngått avtale om blæstedeal. Dette er standard, og er slikt ting fungerte før versjon 1.1. 'not_advertised' gir da hendelser uten blæstedeal, og 'all' gir begge deler.</text:span></text:p>
        </text:list-item>
      </text:list>
      <text:p text:style-name="Standard"/>
      <text:p text:style-name="P3">Returnert data:</text:p>
      <text:p text:style-name="P4">$data['event'][int], int itererer over alle arrangementer</text:p>
      <text:list xml:id="list1041488083" text:continue-list="list896105431" text:style-name="L3">
        <text:list-item text:start-value="1">
          <text:p text:style-name="P7"><text:span text:style-name="T1">id </text:span>- Arrangementets id (det du vil bruke i som event-parameter)</text:p>
        </text:list-item>
        <text:list-item>
          <text:p text:style-name="P7"><text:span text:style-name="T1">title</text:span> - Navnet på firmaet som holder bedpres</text:p>
        </text:list-item>
        <text:list-item>
          <text:p text:style-name="P7"><text:span text:style-name="T1">description </text:span>- beskrivelse av arrangementet</text:p>
        </text:list-item>
        <text:list-item>
          <text:p text:style-name="P7"><text:span text:style-name="T1">time </text:span>- Når arrangementet skjer, i formatet YYYY-MM-DD HH:MM:SS</text:p>
        </text:list-item>
        <text:list-item>
          <text:p text:style-name="P7"><text:span text:style-name="T1">place </text:span>- Hvor det skjer</text:p>
        </text:list-item>
        <text:list-item>
          <text:p text:style-name="P7"><text:span text:style-name="T1">url </text:span>- Link til bedriftens nettside</text:p>
        </text:list-item>
        <text:list-item>
          <text:p text:style-name="P7"><text:span text:style-name="T1">logo</text:span> - url til bedriftens logo</text:p>
        </text:list-item>
        <text:list-item>
          <text:p text:style-name="P7"><text:span text:style-name="T1">deadline </text:span>- siste frist for påmelding, i formatet YYYY-MM-DD HH:MM:SS</text:p>
        </text:list-item>
        <text:list-item>
          <text:p text:style-name="P7"><text:span text:style-name="T1">deadline_passed –</text:span> Om fristen for påmelding er passert, 1 eller 0 (true/false)</text:p>
        </text:list-item>
        <text:list-item>
          <text:p text:style-name="P8">is_advertised<text:span text:style-name="T2"> – 1 hvis dere har blæstedeal, 0 ellers. Trenger bare ta hensyn til denne når event_type='all'</text:span></text:p>
        </text:list-item>
        <text:list-item>
          <text:p text:style-name="P7"><text:span text:style-name="T1">registration_start –</text:span> Påmelding starter, i formatet YYYY-MM-DD HH:MM:SS</text:p>
        </text:list-item>
        <text:list-item>
          <text:p text:style-name="P7"><text:span text:style-name="T1">registration_started – </text:span>Hvorvidt påmeldingen har begynt, 1 eller 0 (true/false)</text:p>
        </text:list-item>
        <text:list-item>
          <text:p text:style-name="P7"><text:span text:style-name="T1">seats</text:span> - Antall plasser tilgjengelig for din linjeforening totalt</text:p>
        </text:list-item>
        <text:list-item>
          <text:p text:style-name="P7"><text:span text:style-name="T1">seats_available</text:span> - Antall ledige plasser for din linjeforening</text:p>
        </text:list-item>
        <text:list-item>
          <text:p text:style-name="P7"><text:span text:style-name="T1">this_attending </text:span>- Antall påmeldte fra din linjeforening. Ikke nødvendigvis det samme som seats-seats_available siden seats_available tar hensyn til plasser reservert for andre linjeforeninger.</text:p>
        </text:list-item>
        <text:list-item>
          <text:p text:style-name="P7"><text:span text:style-name="T1">open_for</text:span> - Arrangementet er åpent fra og med dette årstrinnet</text:p>
        </text:list-item>
        <text:list-item>
          <text:p text:style-name="P7"><text:span text:style-name="T1">waitlist_enabled </text:span>- 1 hvis venteliste er aktivert for dette arrangementet</text:p>
        </text:list-item>
        <text:list-item>
          <text:p text:style-name="P7"><text:span text:style-name="T1">count_waiting</text:span> - Antall personer på venteliste fra denne linjeforeningen</text:p>
        </text:list-item>
        <text:list-item>
          <text:p text:style-name="P8">web_page<text:span text:style-name="T2"> - url til bedriftens nettsider</text:span></text:p>
        </text:list-item>
        <text:list-item>
          <text:p text:style-name="P7"><text:span text:style-name="T1">is_waiting </text:span>- Kun hvis username-parameteren er gitt, angir om denne brukeren står på venteliste (1) eller ikke (0).</text:p>
        </text:list-item>
        <text:list-item>
          <text:p text:style-name="P7"><text:span text:style-name="T1">attending </text:span>- Kun hvis username-parameteren er gitt, angir om denne brukeren er påmeldt (1) eller ikke (0). Hvis personen står på venteliste gir attending 0.</text:p>
        </text:list-item>
      </text:list>
      <text:p text:style-name="Standard"/>
      <text:h text:style-name="Heading_20_5" text:outline-level="5">add_attending - Melder en person på et arrangement</text:h>
      <text:p text:style-name="P1">Påkrevde argument:</text:p>
      <text:list xml:id="list1457757888" text:style-name="L4">
        <text:list-item>
          <text:p text:style-name="P10"><text:span text:style-name="T1">fullname</text:span> - Fullt navn</text:p>
        </text:list-item>
        <text:list-item>
          <text:p text:style-name="P10"><text:span text:style-name="T1">username </text:span>- NTNU-brukernavn</text:p>
        </text:list-item>
        <text:list-item>
          <text:p text:style-name="P10"><text:soft-page-break/><text:span text:style-name="T1">card_no</text:span> - SHA1-hash av kortnummeret. Det er viktig å konvertere kortnummeret til en float eller på annen måte fjerne 0-ene først i kortnummeret før det hashes.</text:p>
        </text:list-item>
        <text:list-item>
          <text:p text:style-name="P10"><text:span text:style-name="T1">event </text:span>- arrangement-id (i BPC, som gitt av get_events)</text:p>
        </text:list-item>
        <text:list-item>
          <text:p text:style-name="P10"><text:span text:style-name="T1">year</text:span> - årstrinn i studiet</text:p>
        </text:list-item>
      </text:list>
      <text:p text:style-name="P1">Frivillig argument:</text:p>
      <text:list xml:id="list1945953056" text:style-name="L5">
        <text:list-item>
          <text:p text:style-name="P11"><text:span text:style-name="T1">user_id</text:span> - brukerens id i deres database. Kan være hendig å ha for enklere koding med get_attending, men kreves ikke av oss.</text:p>
        </text:list-item>
      </text:list>
      <text:p text:style-name="P1">Returnert data:</text:p>
      <text:p text:style-name="Standard">['add_attending'][0] = 1 ved vanlig påmelding uten feil. Hvis brukeren blir satt på venteliste er ['add_attending'][0] et array med 'waiting' som key og brukerens plass på ventelista som value: array('waiting' =&gt; int). Hvis en feil oppstod kommer det en feilmelding i $data['error'].</text:p>
      <text:p text:style-name="Standard"/>
      <text:h text:style-name="Heading_20_5" text:outline-level="5">rem_attending - Melder en person av et arrangement</text:h>
      <text:p text:style-name="P1">Påkrevde argument:</text:p>
      <text:list xml:id="list184115350" text:style-name="L6">
        <text:list-item>
          <text:p text:style-name="P12"><text:span text:style-name="T1">event</text:span> - arrangement-id (i BPC, som gitt av get_events)</text:p>
        </text:list-item>
        <text:list-item>
          <text:p text:style-name="P12"><text:span text:style-name="T1">username </text:span>- NTNU-brukernavn</text:p>
        </text:list-item>
      </text:list>
      <text:p text:style-name="P1">Returnert data:</text:p>
      <text:p text:style-name="Standard">$data['rem_attending'][0] = 1 hvis det gikk bra, hvis ikke kommer en feilmelding i $data['error']</text:p>
      <text:p text:style-name="Standard"><text:tab/><text:tab/></text:p>
      <text:h text:style-name="Heading_20_5" text:outline-level="5">get_attending - Returnerer alle deltagere fra din linjeforening til et arrangement</text:h>
      <text:p text:style-name="P1">Påkrevd argument:</text:p>
      <text:list xml:id="list1197519660" text:style-name="L7">
        <text:list-item>
          <text:p text:style-name="P13"><text:span text:style-name="T1">event </text:span>- arrangement-id (i BPC, som gitt av get_events)</text:p>
        </text:list-item>
      </text:list>
      <text:p text:style-name="P1">Frivillig argument:</text:p>
      <text:list xml:id="list2163732494" text:style-name="L8">
        <text:list-item>
          <text:p text:style-name="P14"><text:span text:style-name="T1">sort</text:span> - hvordan deltagerne skal sorteres. Alternativer: 'lname' (etternavn, standard), 'fname' (fornavn), 'username', 'registered' (når påmeldingen skjedde)</text:p>
        </text:list-item>
      </text:list>
      <text:p text:style-name="P1">Returnert data:</text:p>
      <text:p text:style-name="Standard">$data['users'][int], int itererer over alle påmelde brukere sortert på etternavn</text:p>
      <text:list xml:id="list1249865880" text:style-name="L9">
        <text:list-item>
          <text:p text:style-name="P15"><text:span text:style-name="T1">user_id </text:span>- brukerens id i deres database, tilgjengelig hvis dere tok med denne parameteren i add_attending</text:p>
        </text:list-item>
        <text:list-item>
          <text:p text:style-name="P15"><text:span text:style-name="T1">fullname </text:span>- Fullt navn</text:p>
        </text:list-item>
        <text:list-item>
          <text:p text:style-name="P15"><text:span text:style-name="T1">username </text:span>- NTNU-brukernavn</text:p>
        </text:list-item>
        <text:list-item>
          <text:p text:style-name="P15"><text:span text:style-name="T1">registered</text:span> - når påmeldingen skjedde, i formatet YYYY-MM-DD HH:MM:SS</text:p>
        </text:list-item>
        <text:list-item>
          <text:p text:style-name="P15"><text:span text:style-name="T1">year </text:span>- hvilken årstrinn i studiet personen er på</text:p>
        </text:list-item>
      </text:list>
      <text:p text:style-name="Standard"/>
      <text:h text:style-name="Heading_20_5" text:outline-level="5">get_user_stats – Returnerer oppmøtestatistikk for et gitt brukernavn</text:h>
      <text:p text:style-name="P1">Påkrevd argument:</text:p>
      <text:list xml:id="list1740839217" text:style-name="L10">
        <text:list-item>
          <text:p text:style-name="P16"><text:span text:style-name="T1">username –</text:span> NTNU-brukernavn</text:p>
        </text:list-item>
      </text:list>
      <text:p text:style-name="P1">Frivillig argument:</text:p>
      <text:list xml:id="list35439139" text:continue-numbering="true" text:style-name="L10">
        <text:list-item>
          <text:p text:style-name="P9">detailed_stats<text:span text:style-name="T2"> – Definerer hva slags data som returneres, se nedenfor.</text:span></text:p>
        </text:list-item>
        <text:list-item>
          <text:p text:style-name="P9">fromdate<text:span text:style-name="T2"> – Dato vi skal begynne å regne statistikk fra, format YYYY-MM-DD HH:MM:SS. Standard er at vi regner statistikk fra romerrikets fall til dagens dato.</text:span></text:p>
        </text:list-item>
        <text:list-item>
          <text:p text:style-name="P9">todate<text:span text:style-name="T2"> – Dato vi regner statistikk fram til, format YYYY-MM-DD HH:MM:SS</text:span></text:p>
        </text:list-item>
      </text:list>
      <text:list xml:id="list1373947292" text:continue-list="list1041488083" text:style-name="L3">
        <text:list-item>
          <text:p text:style-name="P8">event_type – <text:span text:style-name="T2">Kan være enten 'advertised', 'not_advertised' eller 'all'. 'advertised' gir kun hendelser hvor linjeforeningen har inngått avtale om blæstedeal. Dette er standard, og er slikt ting fungerte før versjon 1.1. 'not_advertised' gir da hendelser uten blæstedeal, og 'all' gir begge deler.</text:span></text:p>
        </text:list-item>
      </text:list>
      <text:p text:style-name="P1">Returnert data:</text:p>
      <text:p text:style-name="P2">Hvis detailed_stats = true:</text:p>
      <text:p text:style-name="P4"><text:soft-page-break/>$data['event'][int], int itererer over alle arrangementer hvor brukeren var påmeldt eller på venteliste</text:p>
      <text:list xml:id="list512758372" text:continue-list="list1373947292" text:style-name="L3">
        <text:list-item text:start-value="1">
          <text:p text:style-name="P7"><text:span text:style-name="T1">id </text:span>- Arrangementets id</text:p>
        </text:list-item>
        <text:list-item>
          <text:p text:style-name="P7"><text:span text:style-name="T1">title</text:span> - Navnet på firmaet som holder bedpres</text:p>
        </text:list-item>
        <text:list-item>
          <text:p text:style-name="P7"><text:span text:style-name="T1">time </text:span>- Når arrangementet ble avholdt, i formatet YYYY-MM-DD HH:MM:SS</text:p>
        </text:list-item>
      </text:list>
      <text:list xml:id="list264055972" text:continue-list="list35439139" text:style-name="L10">
        <text:list-item>
          <text:p text:style-name="P16"><text:span text:style-name="T1">is_advertised</text:span><text:span text:style-name="T2"> – Om linjeforeningen hadde blæstedeal på denne bedpresen</text:span></text:p>
        </text:list-item>
        <text:list-item>
          <text:p text:style-name="P16"><text:span text:style-name="T1">attended</text:span><text:span text:style-name="T2"> – Om brukeren møtte opp (1) eller ikke (0)</text:span></text:p>
        </text:list-item>
        <text:list-item>
          <text:p text:style-name="P16"><text:span text:style-name="T1">on_waitlist</text:span><text:span text:style-name="T2"> – Hvis brukeren ikke møtte opp: Om han var på venteliste (1) eller ikke (0). Hvis han møtte opp er on_waitlist alltid 0, uavhengig av om han stod på venteliste før arrangementet.</text:span></text:p>
        </text:list-item>
      </text:list>
      <text:p text:style-name="P2"/>
      <text:p text:style-name="Standard">Hvis detailed_stats= false:</text:p>
      <text:p text:style-name="Standard">$data['user_stats'][0]</text:p>
      <text:list xml:id="list2088362875" text:style-name="L11">
        <text:list-item>
          <text:p text:style-name="P17"><text:span text:style-name="T1">events</text:span><text:span text:style-name="T2"> – Hvor mange arrangementer brukeren har vært påmeldt eller på venteliste til</text:span></text:p>
        </text:list-item>
        <text:list-item>
          <text:p text:style-name="P17"><text:span text:style-name="T1">attended</text:span><text:span text:style-name="T2"> – Hvor mange arrangementer brukeren har møtt opp på</text:span></text:p>
        </text:list-item>
        <text:list-item>
          <text:p text:style-name="P17"><text:span text:style-name="T1">on_waitlist</text:span><text:span text:style-name="T2"> – Hvor mange av arrangementene brukeren ikke møtte opp på hvor han stod på venteliste</text:span></text:p>
        </text:list-item>
      </text:list>
      <text:p text:style-name="P2">For å finne ut hvor mange «prikker» en bruker har, tar man altså events – attended – waitlist.</text:p>
      <text:h text:style-name="Heading_20_5" text:outline-level="5">get_waiting</text:h>
      <text:p text:style-name="Standard">Samme parametere som get_attending, men gir personer på venteliste. Sortert etter påmeldingtidspunkt som standard, kan overstyres med 'sort'.</text:p>
      <text:p text:style-name="Standard"/>
      <text:h text:style-name="Heading_20_3" text:outline-level="3">Feilmeldinger</text:h>
      <text:p text:style-name="Standard">Hvis det skjer en feil, vil det bli returnert som et flerdimensjonalt array i $data['error']. En feil kan være alt fra mangel på kontakt med SQL-serveren til at arrangementet er fullt, så det er viktig å håndtere disse på en skikkelig måte. Koden i bpcRequest() burde gi en ide om hvordan errorhåndtering kan angripes.</text:p>
      <text:p text:style-name="Standard"/>
      <text:p text:style-name="Standard">Her følger en oversikt over feilkoder sortert etter alvorlighetsgrad.</text:p>
      <text:h text:style-name="Heading_20_5" text:outline-level="5">Fatalt</text:h>
      <text:p text:style-name="P1">Disse avbryter skriptet.</text:p>
      <text:p text:style-name="Standard"/>
      <text:p text:style-name="Standard">101 - Feil eller ingen handshake</text:p>
      <text:p text:style-name="Standard">102 - Feil eller ingen request</text:p>
      <text:p text:style-name="Standard">103 - Ingen eller ikke-eksisterende event (get_attending, add_attending, rem_attending)</text:p>
      <text:p text:style-name="Standard">104 - Feil i SQL-spørring</text:p>
      <text:p text:style-name="Standard">105 - Feil eller ikke noe brukernavn gitt (add_attending,rem_attending)</text:p>
      <text:p text:style-name="Standard">106 - Feil eller ikke noe fullstendig navn gitt (add_attending)</text:p>
      <text:p text:style-name="Standard">107 - Feil eller ikke noe kortnummer gitt (add_attending)</text:p>
      <text:p text:style-name="Standard"/>
      <text:h text:style-name="Heading_20_5" text:outline-level="5">Feil</text:h>
      <text:p text:style-name="Standard">Alvorlige feil som ikke bør skje med en korrekt oppsatt klient, men ikke så alvorlige at skriptet avbrytes. En fatal feil vil ofte følge etter en vanlig feil, disse kan da hjelpe til å spore problemet.</text:p>
      <text:p text:style-name="Standard"/>
      <text:p text:style-name="Standard">201 - Feil i validering av en parameter</text:p>
      <text:p text:style-name="Standard">202 - Du har ikke tilgang til å gjøre dette</text:p>
      <text:p text:style-name="Standard">203 - PHP-feil i scriptet på serveren</text:p>
      <text:p text:style-name="Standard"/>
      <text:h text:style-name="Heading_20_5" text:outline-level="5"><text:soft-page-break/>Tilbakemeldinger</text:h>
      <text:p text:style-name="Standard">Dette er vanlige tilbakemeldinger som kan komme og som bør tas høyde for ved bruk av funksjonene gitt i parentes.</text:p>
      <text:p text:style-name="Standard"/>
      <text:p text:style-name="Standard">401 - Studenten går ikke på høyt nok årstrinn for dette arrangementet (add_attending)</text:p>
      <text:p text:style-name="Standard">402 - Det finnes ikke ledige plasser på dette arrangementet (add_attending)</text:p>
      <text:p text:style-name="Standard">403 - Det finnes ingen arrangementer som passer med denne forespørselen (get_events)</text:p>
      <text:p text:style-name="Standard">404 - Det finnes ingen deltagere som passer med denne forespørselen (get_attending, get_waiting)</text:p>
      <text:p text:style-name="Standard">405 - Personen (kortnummer eller brukernavn) er allerede påmeldt dette arrangementet (add_attending)</text:p>
      <text:p text:style-name="Standard">406 - Brukernavnet er ikke påmeldt dette arrangementet og kan dermed ikke meldes av (rem_attending)</text:p>
      <text:p text:style-name="Standard">407 - Brukeren var ikke påmeldt som medlem av denne linjeforeningen, og kan dermed ikke meldes av (rem_attending)</text:p>
      <text:p text:style-name="Standard">408 – Påmelding har ikke startet ennå (add_attending)</text:p>
      <text:p text:style-name="Standard">409 – Påmeldingen er avsluttet (add_attending)</text:p>
      <text:p text:style-name="Standard"/>
      <text:h text:style-name="Heading_20_3" text:outline-level="3">Tegnsett</text:h>
      <text:p text:style-name="Standard">All data som returneres fra BPC er med UTF-8-tegnsett. Hvis siden deres f.eks. bruker ISO-8859-1 må dere kjøre utf8_decode($variabelnavn) på alle tekststrenger som kan tenkes å inneholde æ, ø, å og andre ikke-ASCII tegn som mottas fra BPC. På samme måte er det viktig at dere kjører utf8_encode($variabelnavn) på tekststrenger som sendes til BPC, det gjelder da særlig fullname siden man her er garantert å støte borti problemer ell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2-25T23:49:42</meta:creation-date>
    <dc:date>2009-10-27T12:35:01</dc:date>
    <meta:editing-cycles>26</meta:editing-cycles>
    <meta:editing-duration>PT66H55M25S</meta:editing-duration>
    <meta:document-statistic meta:table-count="0" meta:image-count="0" meta:object-count="0" meta:page-count="5" meta:paragraph-count="138" meta:word-count="1702" meta:character-count="10890"/>
    <meta:user-defined meta:name="Info 1"/>
    <meta:user-defined meta:name="Info 2"/>
    <meta:user-defined meta:name="Info 3"/>
    <meta:user-defined meta:name="Info 4"/>
  </office:meta>
</office:document-meta>
</file>